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Tahoma1" svg:font-family="Tahoma"/>
    <style:font-face style:name="Whitney" svg:font-family="Whitney, 'Helvetica Neue', Helvetica, Arial, sans-serif"/>
    <style:font-face style:name="Courier New1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40pt" style:font-size-asian="40pt" style:font-size-complex="40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Calibri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Calibri" fo:font-size="14pt" fo:font-weight="bold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Calibri" fo:font-size="14pt" fo:font-weight="bold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color="#000000" style:font-name="Calibri" fo:font-size="14pt" style:font-size-asian="14pt" style:font-size-complex="14pt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Calibri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Calibri" fo:font-size="14pt" fo:font-style="normal" style:font-size-asian="14pt" style:font-style-asian="normal" style:font-size-complex="14pt" style:font-style-complex="normal"/>
    </style:style>
    <style:style style:name="P13" style:family="paragraph" style:parent-style-name="Preformatted_20_Text">
      <style:paragraph-properties fo:text-align="start" style:justify-single-word="false"/>
      <style:text-properties fo:color="#000000" style:font-name="Calibri" fo:font-size="14pt" fo:font-style="italic" style:font-size-asian="14pt" style:font-size-complex="14pt"/>
    </style:style>
    <style:style style:name="P14" style:family="paragraph" style:parent-style-name="Preformatted_20_Text">
      <style:paragraph-properties fo:text-align="start" style:justify-single-word="false"/>
      <style:text-properties fo:color="#000000" style:font-name="Calibri"/>
    </style:style>
    <style:style style:name="P15" style:family="paragraph" style:parent-style-name="Preformatted_20_Text">
      <style:paragraph-properties fo:text-align="center" style:justify-single-word="false"/>
      <style:text-properties fo:color="#000000" style:font-name="Calibri" fo:font-size="15pt" fo:font-weight="normal" style:font-size-asian="15pt" style:font-weight-asian="normal" style:font-size-complex="15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color="#000000" style:font-name="Courier New" fo:font-size="14pt" fo:font-weight="normal" style:font-size-asian="14pt" style:font-weight-asian="normal" style:font-size-complex="14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Courier New" fo:font-size="14pt" fo:font-weight="bold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fo:color="#abb2bf" style:font-name="Courier New" fo:font-size="14pt" fo:font-weight="normal" style:font-size-asian="14pt" style:font-weight-asian="normal" style:font-size-complex="14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color="#abb2bf" style:font-name="Courier New" fo:font-size="14pt" fo:font-weight="bold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21" style:family="paragraph" style:parent-style-name="Preformatted_20_Text">
      <style:paragraph-properties fo:margin-top="0cm" fo:margin-bottom="0.499cm" fo:background-color="#282c34">
        <style:background-image/>
      </style:paragraph-properties>
      <style:text-properties fo:color="#abb2bf"/>
    </style:style>
    <style:style style:name="P22" style:family="paragraph" style:parent-style-name="Preformatted_20_Text">
      <style:paragraph-properties fo:margin-top="0cm" fo:margin-bottom="0.499cm" fo:background-color="#282c34">
        <style:background-image/>
      </style:paragraph-properties>
      <style:text-properties fo:color="#abb2bf" style:font-name="Courier New"/>
    </style:style>
    <style:style style:name="P23" style:family="paragraph" style:parent-style-name="Preformatted_20_Text">
      <style:paragraph-properties fo:background-color="#282c34">
        <style:background-image/>
      </style:paragraph-properties>
      <style:text-properties fo:color="#abb2bf"/>
    </style:style>
    <style:style style:name="P24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000000" style:font-name="Calibri" fo:font-size="14pt" style:font-size-asian="14pt" style:font-size-complex="14pt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Calibri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Calibri" fo:font-size="14pt" style:font-size-asian="14pt" style:font-size-complex="14pt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weight-asian="bold" style:font-weight-complex="bold"/>
    </style:style>
    <style:style style:name="T4" style:family="text">
      <style:text-properties fo:font-style="italic" fo:font-weight="bold" style:font-weight-asian="normal" style:font-weight-complex="normal"/>
    </style:style>
    <style:style style:name="T5" style:family="text">
      <style:text-properties fo:font-style="italic" fo:font-weight="normal" style:font-weight-asian="normal" style:font-weight-complex="normal"/>
    </style:style>
    <style:style style:name="T6" style:family="text">
      <style:text-properties fo:color="#a9b7c6" style:font-name="Courier New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8c379" style:font-name="Courier New"/>
    </style:style>
    <style:style style:name="T9" style:family="text">
      <style:text-properties fo:color="#a6b2c0" style:font-name="Courier New"/>
    </style:style>
    <style:style style:name="T10" style:family="text">
      <style:text-properties style:font-name="Courier New"/>
    </style:style>
    <style:style style:name="T11" style:family="text">
      <style:text-properties style:font-name="Courier New" fo:font-style="italic"/>
    </style:style>
    <style:style style:name="T12" style:family="text">
      <style:text-properties style:font-name="Courier New" fo:font-size="14pt" style:font-size-asian="14pt" style:font-size-complex="14pt"/>
    </style:style>
    <style:style style:name="T13" style:family="text">
      <style:text-properties fo:color="#c679dd" style:font-name="Courier New"/>
    </style:style>
    <style:style style:name="T14" style:family="text">
      <style:text-properties fo:language="es" fo:country="ES"/>
    </style:style>
    <style:style style:name="T15" style:family="text">
      <style:text-properties fo:language="es" fo:country="ES" fo:font-style="italic"/>
    </style:style>
    <style:style style:name="T16" style:family="text">
      <style:text-properties fo:color="#fda5ff" style:font-name="Courier New"/>
    </style:style>
    <style:style style:name="T17" style:family="text">
      <style:text-properties fo:color="#fda5ff" style:font-name="Courier New" fo:font-style="italic" fo:font-weight="bold"/>
    </style:style>
    <style:style style:name="T18" style:family="text">
      <style:text-properties fo:color="#57b6c2" style:font-name="Courier New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2945d" style:font-name="Courier New"/>
    </style:style>
    <style:style style:name="T21" style:family="text">
      <style:text-properties fo:color="#59626f"/>
    </style:style>
    <style:style style:name="T22" style:family="text">
      <style:text-properties fo:color="#59626f" style:font-name="Courier New" fo:font-style="italic"/>
    </style:style>
    <style:style style:name="T23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style:font-name="Whitney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font-size="11.25pt" fo:letter-spacing="normal" fo:font-style="normal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Ficheros</text:p>
      <text:p text:style-name="P2"/>
      <text:p text:style-name="P3"/>
      <text:p text:style-name="P3"/>
      <text:p text:style-name="P3">1.Crear archivo de texto </text:p>
      <text:p text:style-name="P4"/>
      <text:p text:style-name="P20">File fichero = new File("c:\\Fichero.txt");</text:p>
      <text:p text:style-name="P3"/>
      <text:p text:style-name="P11"><text:span text:style-name="T14">Clase que nos permite escribir con formato texto tanto en la salida estándar, como en ficheros, en cadenas, o en </text:span><text:span text:style-name="T15">streams</text:span><text:span text:style-name="T14">.</text:span> (Objects)</text:p>
      <text:p text:style-name="P11"/>
      <text:p text:style-name="P10">PrintWriter pw = new PrintWriter(new FileOutputStream(RUTA/FICHERO));</text:p>
      <text:p text:style-name="P10"/>
      <text:p text:style-name="P10">pw.println("DATOS");</text:p>
      <text:p text:style-name="P10"/>
      <text:p text:style-name="P10">pw.close</text:p>
      <text:p text:style-name="P10"/>
      <text:p text:style-name="P3">2.Leer Archivo de texto</text:p>
      <text:p text:style-name="P3"/>
      <text:p text:style-name="P10">LISTA_ALUMNOS.addAll(Files.<text:span text:style-name="T1">readAllLines</text:span>(Paths.<text:span text:style-name="T1">get</text:span>(ruta));</text:p>
      <text:p text:style-name="P10"/>
      <text:p text:style-name="P2"><text:span text:style-name="T7">3.Buscar ruta</text:span>: <text:s/></text:p>
      <text:p text:style-name="P2"/>
      <text:p text:style-name="P5"><text:span text:style-name="T25">Files.walk(Paths.get(directorio)).filter(nombreArchivo-&gt;Files.isDirectory(nombreArchivo)).forEach(nombreArchivo-&gt;System.out.println(nombreArchivo));</text:span> <text:s/></text:p>
      <text:p text:style-name="P2"/>
      <text:p text:style-name="P2">----&gt; USANDO LA CLASE</text:p>
      <text:p text:style-name="P2"/>
      <text:p text:style-name="P2">Uso de la clase SimpleFileVisitor la cual recorre un arbol de ficheros de forma recursiva mediante eventos</text:p>
      <text:p text:style-name="P2"/>
      <text:p text:style-name="P2">Buscar_Ruta extends Clase SimpleFileVisitor&lt;Path&gt;</text:p>
      <text:p text:style-name="P2"/>
      <text:p text:style-name="P2">En el constructor seleccionaremos el archivo a buscar</text:p>
      <text:p text:style-name="P2"/>
      <text:p text:style-name="P8">Files.<text:span text:style-name="T1">walkFileTree</text:span>(Paths.<text:span text:style-name="T1">get</text:span>(ruta), this);</text:p>
      <text:p text:style-name="P2"/>
      <text:p text:style-name="P2">Esta clase implementara los siguientes eventos:</text:p>
      <text:p text:style-name="P2"/>
      <text:p text:style-name="P9"><text:soft-page-break/><text:span text:style-name="T7">FileVisitResult visitFile </text:span>: <text:span text:style-name="T1">Se invoca en el archivo que se esta visitando</text:span></text:p>
      <text:p text:style-name="P13"/>
      <text:p text:style-name="P24">@Override</text:p>
      <text:p text:style-name="P24">public FileVisitResult visitFile(Path file, BasicFileAttributes attributes){</text:p>
      <text:p text:style-name="P24">return FileVisitResult.<text:span text:style-name="T2">CONTINUE</text:span>;</text:p>
      <text:p text:style-name="P24">}</text:p>
      <text:p text:style-name="P9">System.<text:span text:style-name="T2">out</text:span>.println("File: " + file);</text:p>
      <text:p text:style-name="P5"/>
      <text:p text:style-name="P5">Capturar ruta : </text:p>
      <text:p text:style-name="P5"/>
      <text:p text:style-name="P5">if(file.getFileName.toString.equals("calificaciones.txt")){</text:p>
      <text:p text:style-name="P5"/>
      <text:p text:style-name="P5">String rutaOK = file.ToString();</text:p>
      <text:p text:style-name="P9">System.<text:span text:style-name="T2">out</text:span>.println("El archivo se encuentra en la siguiente ruta : " + rutaOK);</text:p>
      <text:p text:style-name="P9"/>
      <text:p text:style-name="P9">//Podremos parar el ciclo de ejecucion del programa para optimizar recursos</text:p>
      <text:p text:style-name="P9"/>
      <text:p text:style-name="P9">return FileVisitResult.TERMINATE;</text:p>
      <text:p text:style-name="P5">}</text:p>
      <text:p text:style-name="P5">return FileVisitResult.CONTINUE;</text:p>
      <text:p text:style-name="P5"/>
      <text:p text:style-name="P9"><text:span text:style-name="T7">FileVisitResult preVisitDirectory </text:span>: <text:span text:style-name="T1">Se invoca para un directorio antes de que se visiten las entradas en el directorio.</text:span></text:p>
      <text:p text:style-name="P13"/>
      <text:p text:style-name="P12"><text:s text:c="4"/>@Override</text:p>
      <text:p text:style-name="P12"><text:s text:c="4"/>public FileVisitResult preVisitDirectory(Path dir, BasicFileAttributes attributes) throws IOException</text:p>
      <text:p text:style-name="P12"><text:s text:c="4"/>{</text:p>
      <text:p text:style-name="P12"><text:s text:c="8"/>System.out.println("Dir: " + dir);</text:p>
      <text:p text:style-name="P12"/>
      <text:p text:style-name="P12"><text:s text:c="8"/>return FileVisitResult.CONTINUE;</text:p>
      <text:p text:style-name="P12"><text:s text:c="4"/>}</text:p>
      <text:p text:style-name="P9"/>
      <text:p text:style-name="P9"><text:span text:style-name="T7">FileVisitResult visitFileFailed</text:span> : <text:span text:style-name="T1">Se invoca para un archivo que no se pudo visitar.</text:span></text:p>
      <text:p text:style-name="P13"/>
      <text:p text:style-name="P12">@Override</text:p>
      <text:p text:style-name="P12"><text:s text:c="3"/>public FileVisitResult visitFileFailed(Path file, IOException exc) throws IOException {</text:p>
      <text:p text:style-name="P12"/>
      <text:p text:style-name="P12"><text:s text:c="7"/>System.err.println(exc);//Imprimimos exepciones por consola en caso de que una visita falle</text:p>
      <text:p text:style-name="P12"/>
      <text:p text:style-name="P12"/>
      <text:p text:style-name="P12"><text:soft-page-break/>return FileVisitResult.SKIP_SUBTREE;//si obtenemos alguna excepcion como la de acceso denegado saltamos esa carpeta y seguimos</text:p>
      <text:p text:style-name="P12"><text:s text:c="44"/>//por la siguiente</text:p>
      <text:p text:style-name="P12"><text:s text:c="6"/>//return FileVisitResult.TERMINATE;</text:p>
      <text:p text:style-name="P12"><text:s text:c="3"/>}</text:p>
      <text:p text:style-name="P9"/>
      <text:p text:style-name="P9">Los metodos hacen uso de un return, los cuales suelen ser <text:s/>return NombreClase.CONTINUE </text:p>
      <text:p text:style-name="P9">en <text:span text:style-name="T7">visitFileFailed</text:span> podremos usar tambien NombreClase.SKIP_SUBTREE lo cual saltara a la siguiente carpeta si obtenemos un acceso denegado por ejemplo</text:p>
      <text:p text:style-name="P9"/>
      <text:p text:style-name="P3">Listar :</text:p>
      <text:p text:style-name="P3"/>
      <text:p text:style-name="P2"><text:span text:style-name="T7"><text:s/></text:span><text:span text:style-name="T23">Files.walk(Paths.get(directorio)).filter(nombreArchivo-</text:span></text:p>
      <text:p text:style-name="P2"><text:span text:style-name="T23">&gt;Files.isDirectory(nombreArchivo)).forEach(nombreArchivo-&gt;System.out.println(nombreArchivo));;</text:span><text:span text:style-name="T28"> </text:span></text:p>
      <text:p text:style-name="P6"/>
      <text:p text:style-name="P9"><text:span text:style-name="T19">Files</text:span><text:span text:style-name="T19">.</text:span><text:span text:style-name="T5">walk</text:span><text:span text:style-name="T19">(</text:span><text:span text:style-name="T19">Paths</text:span><text:span text:style-name="T19">.</text:span><text:span text:style-name="T5">get</text:span><text:span text:style-name="T19">(</text:span><text:span text:style-name="T19">"C:</text:span><text:span text:style-name="T19">\\</text:span><text:span text:style-name="T19">Users</text:span><text:span text:style-name="T19">\\</text:span><text:span text:style-name="T19">USUARIO</text:span><text:span text:style-name="T19">\\</text:span><text:span text:style-name="T19">Desktop</text:span><text:span text:style-name="T19">\\</text:span><text:span text:style-name="T19">TEST_PRE_ACDA"</text:span><text:span text:style-name="T19">)).filter(</text:span><text:span text:style-name="T19">nombreArchivo</text:span><text:span text:style-name="T19">-&gt;</text:span><text:span text:style-name="T19">Files</text:span><text:span text:style-name="T19">.</text:span><text:span text:style-name="T5">isReadable</text:span><text:span text:style-name="T19">(</text:span><text:span text:style-name="T19">nombreArchivo</text:span><text:span text:style-name="T19">)).forEach(</text:span><text:span text:style-name="T19">nombreArchivo</text:span><text:span text:style-name="T19">-&gt;</text:span><text:span text:style-name="T19">System</text:span><text:span text:style-name="T19">.</text:span><text:span text:style-name="T4">out</text:span><text:span text:style-name="T19">.println(</text:span><text:span text:style-name="T19">nombreArchivo</text:span><text:span text:style-name="T19">));;</text:span></text:p>
      <text:p text:style-name="P6"/>
      <text:p text:style-name="P6"/>
      <text:p text:style-name="P7">Por referencia</text:p>
      <text:p text:style-name="P6"/>
      <text:p text:style-name="P5"><text:span text:style-name="T26">(System.out::println);</text:span><text:span text:style-name="T19"> </text:span></text:p>
      <text:p text:style-name="P6"/>
      <text:p text:style-name="P10"/>
      <text:p text:style-name="P14"><text:span text:style-name="T29">4.Grabar binario (Serializar el objeto) </text:span><text:span text:style-name="T12">implements Serializable</text:span></text:p>
      <text:p text:style-name="P10"/>
      <text:p text:style-name="P10">ObjectOutputStream escribe_aprobado = new ObjectOutputStream(new FileOutputStream(new File(entrada + "\\aprobados.dat")));</text:p>
      <text:p text:style-name="P10"/>
      <text:p text:style-name="P10">escrribe_aprobado.writeObject(ObjAlumnos.get(i))</text:p>
      <text:p text:style-name="P10"/>
      <text:p text:style-name="P10">escribe_aprobado.close();</text:p>
      <text:p text:style-name="P10"/>
      <text:p text:style-name="P8">5.Leer binario</text:p>
      <text:p text:style-name="P8"/>
      <text:p text:style-name="P10">DataInput...</text:p>
      <text:p text:style-name="P9"><text:span text:style-name="T19">ObjectInputStream leer_fichero = new ObjectInputStream(</text:span>new FileInputStream(entrada + "\\aprobados.dat" )<text:span text:style-name="T19">);</text:span></text:p>
      <text:p text:style-name="P10"/>
      <text:p text:style-name="P10"><text:soft-page-break/>try{</text:p>
      <text:p text:style-name="P10">while (true) {</text:p>
      <text:p text:style-name="P10">objeto = (alumnos) leer_fichero.readObject();</text:p>
      <text:p text:style-name="P10">System.<text:span text:style-name="T2">out</text:span>.println(objeto); //Necesario ToString</text:p>
      <text:p text:style-name="P10">}</text:p>
      <text:p text:style-name="P10">}catch(EOFException e){</text:p>
      <text:p text:style-name="P10"/>
      <text:p text:style-name="P10">}</text:p>
      <text:p text:style-name="P16"/>
      <text:p text:style-name="P17">5.CrearXML</text:p>
      <text:p text:style-name="P17"/>
      <text:p text:style-name="P10">public crear_xml_4(ArrayList&lt;alumnos&gt;objalumnos, String entrada) throws Exception {</text:p>
      <text:p text:style-name="P18"/>
      <text:p text:style-name="P18"/>
      <text:p text:style-name="P18"/>
      <text:p text:style-name="P18"/>
      <text:p text:style-name="P23"><text:s text:c="4"/><text:span text:style-name="T6">DocumentBuilderFactory plantilla </text:span><text:span text:style-name="T9">= </text:span><text:span text:style-name="T6">DocumentBuilderFactory</text:span><text:span text:style-name="T10">.</text:span><text:span text:style-name="T11">newInstance</text:span><text:span text:style-name="T10">();</text:span></text:p>
      <text:p text:style-name="P23"><text:s text:c="4"/><text:span text:style-name="T6">DocumentBuilder constructor </text:span><text:span text:style-name="T9">= </text:span><text:span text:style-name="T6">plantilla</text:span><text:span text:style-name="T10">.newDocumentBuilder();</text:span></text:p>
      <text:p text:style-name="P23"><text:s text:c="4"/><text:span text:style-name="T6">DOMImplementation implementation </text:span><text:span text:style-name="T9">= </text:span><text:span text:style-name="T6">constructor</text:span><text:span text:style-name="T10">.getDOMImplementation();</text:span></text:p>
      <text:p text:style-name="P23"><text:s text:c="4"/><text:span text:style-name="T16">doc </text:span><text:span text:style-name="T9">= </text:span><text:span text:style-name="T6">implementation</text:span><text:span text:style-name="T10">.createDocument(</text:span><text:span text:style-name="T13">null</text:span><text:span text:style-name="T10">, </text:span><text:span text:style-name="T8">"calificaciones"</text:span><text:span text:style-name="T10">, </text:span><text:span text:style-name="T13">null</text:span><text:span text:style-name="T10">);</text:span></text:p>
      <text:p text:style-name="P23"><text:s text:c="4"/><text:span text:style-name="T13">for </text:span><text:span text:style-name="T10">(</text:span><text:span text:style-name="T13">int </text:span><text:span text:style-name="T10">i </text:span><text:span text:style-name="T9">= </text:span><text:span text:style-name="T20">0</text:span><text:span text:style-name="T10">; i </text:span><text:span text:style-name="T9">&lt; </text:span><text:span text:style-name="T6">objalumnos</text:span><text:span text:style-name="T10">.size(); i</text:span><text:span text:style-name="T9">++</text:span><text:span text:style-name="T10">) {</text:span></text:p>
      <text:p text:style-name="P23"><text:s text:c="8"/><text:span text:style-name="T16">raiz </text:span><text:span text:style-name="T9">= </text:span><text:span text:style-name="T16">doc</text:span><text:span text:style-name="T10">.createElement(</text:span><text:span text:style-name="T8">"alumno"</text:span><text:span text:style-name="T10">);</text:span></text:p>
      <text:p text:style-name="P23"><text:s text:c="8"/><text:span text:style-name="T16">doc</text:span><text:span text:style-name="T10">.getDocumentElement().appendChild(</text:span><text:span text:style-name="T16">raiz</text:span><text:span text:style-name="T10">);</text:span></text:p>
      <text:p text:style-name="P23"><text:s text:c="8"/><text:span text:style-name="T11">CrearElemento</text:span><text:span text:style-name="T10">(</text:span><text:span text:style-name="T8">"Nombre"</text:span><text:span text:style-name="T10">, </text:span><text:span text:style-name="T6">objalumnos</text:span><text:span text:style-name="T10">.get(i).getNombre(), </text:span><text:span text:style-name="T16">raiz</text:span><text:span text:style-name="T10">, </text:span><text:span text:style-name="T16">doc</text:span><text:span text:style-name="T10">);</text:span></text:p>
      <text:p text:style-name="P23"><text:s text:c="8"/><text:span text:style-name="T11">CrearElemento</text:span><text:span text:style-name="T10">(</text:span><text:span text:style-name="T8">"Nota"</text:span><text:span text:style-name="T10">, </text:span><text:span text:style-name="T6">objalumnos</text:span><text:span text:style-name="T10">.get(i).getNota(), </text:span><text:span text:style-name="T16">raiz</text:span><text:span text:style-name="T10">, </text:span><text:span text:style-name="T16">doc</text:span><text:span text:style-name="T10">);</text:span></text:p>
      <text:p text:style-name="P23"><text:s text:c="8"/><text:span text:style-name="T11">CrearElemento</text:span><text:span text:style-name="T10">(</text:span><text:span text:style-name="T8">"Calificacion"</text:span><text:span text:style-name="T10">, </text:span><text:span text:style-name="T6">objalumnos</text:span><text:span text:style-name="T10">.get(i).getCalificacion(), </text:span><text:span text:style-name="T16">raiz</text:span><text:span text:style-name="T10">, </text:span><text:span text:style-name="T16">doc</text:span><text:span text:style-name="T10">);</text:span></text:p>
      <text:p text:style-name="P23"><text:s text:c="4"/><text:span text:style-name="T10">}</text:span></text:p>
      <text:p text:style-name="P23"><text:s text:c="4"/><text:span text:style-name="T6">TransformerFactory transPlantilla </text:span><text:span text:style-name="T9">= </text:span><text:span text:style-name="T6">TransformerFactory</text:span><text:span text:style-name="T10">.</text:span><text:span text:style-name="T11">newInstance</text:span><text:span text:style-name="T10">();</text:span></text:p>
      <text:p text:style-name="P23"><text:s text:c="4"/><text:span text:style-name="T6">Transformer transConstructor </text:span><text:span text:style-name="T9">= </text:span><text:span text:style-name="T6">transPlantilla</text:span><text:span text:style-name="T10">.newTransformer();</text:span></text:p>
      <text:p text:style-name="P23"><text:s text:c="4"/><text:span text:style-name="T6">DOMSource source </text:span><text:span text:style-name="T9">= </text:span><text:span text:style-name="T13">new </text:span><text:span text:style-name="T10">DOMSource(</text:span><text:span text:style-name="T16">doc</text:span><text:span text:style-name="T10">);</text:span></text:p>
      <text:p text:style-name="P23"><text:s text:c="4"/><text:span text:style-name="T6">StreamResult result </text:span><text:span text:style-name="T9">= </text:span><text:span text:style-name="T13">new </text:span><text:span text:style-name="T10">StreamResult(</text:span><text:span text:style-name="T13">new </text:span><text:span text:style-name="T10">File(</text:span><text:span text:style-name="T6">entrada </text:span><text:span text:style-name="T9">+ </text:span><text:span text:style-name="T8">"</text:span><text:span text:style-name="T18">\\</text:span><text:span text:style-name="T8">" </text:span><text:span text:style-name="T9">+ </text:span><text:span text:style-name="T8">"calificaciones.xml"</text:span><text:span text:style-name="T10">));</text:span></text:p>
      <text:p text:style-name="P23"><text:s text:c="4"/><text:span text:style-name="T6">transConstructor</text:span><text:span text:style-name="T10">.transform(</text:span><text:span text:style-name="T6">source</text:span><text:span text:style-name="T10">, </text:span><text:span text:style-name="T6">result</text:span><text:span text:style-name="T10">);</text:span></text:p>
      <text:p text:style-name="P21"><text:s text:c="4"/><text:span text:style-name="T6">JOptionPane</text:span><text:span text:style-name="T10">.</text:span><text:span text:style-name="T11">showMessageDialog</text:span><text:span text:style-name="T10">(</text:span><text:span text:style-name="T13">null</text:span><text:span text:style-name="T10">, </text:span><text:span text:style-name="T8">"XML CREADO CON EXITO"</text:span><text:span text:style-name="T10">, </text:span><text:span text:style-name="T8">"MTX"</text:span><text:span text:style-name="T10">, </text:span><text:span text:style-name="T6">JOptionPane</text:span><text:span text:style-name="T10">.</text:span><text:span text:style-name="T17">INFORMATION_MESSAGE</text:span><text:span text:style-name="T10">);</text:span></text:p>
      <text:p text:style-name="P10"/>
      <text:p text:style-name="P10"><text:s/>static void CrearElemento(String dato, String valor, Element raiz, Document document) {</text:p>
      <text:p text:style-name="P23"><text:s text:c="8"/><text:span text:style-name="T6">Element elemento </text:span><text:span text:style-name="T9">= </text:span><text:span text:style-name="T6">document</text:span><text:span text:style-name="T10">.createElement(</text:span><text:span text:style-name="T6">dato</text:span><text:span text:style-name="T10">);</text:span></text:p>
      <text:p text:style-name="P23"><text:s text:c="8"/><text:span text:style-name="T6">Text contenido </text:span><text:span text:style-name="T9">= </text:span><text:span text:style-name="T6">document</text:span><text:span text:style-name="T10">.createTextNode(</text:span><text:span text:style-name="T6">valor</text:span><text:span text:style-name="T10">); </text:span><text:span text:style-name="T22">// damos el valor</text:span></text:p>
      <text:p text:style-name="P23"><text:span text:style-name="T21"><text:s text:c="8"/></text:span><text:span text:style-name="T6">elemento</text:span><text:span text:style-name="T10">.appendChild(</text:span><text:span text:style-name="T6">contenido</text:span><text:span text:style-name="T10">); </text:span><text:span text:style-name="T22">// pegamos el elemento hijo a la raiz</text:span></text:p>
      <text:p text:style-name="P23"><text:span text:style-name="T21"><text:s text:c="8"/></text:span><text:span text:style-name="T6">raiz</text:span><text:span text:style-name="T10">.appendChild(</text:span><text:span text:style-name="T6">elemento</text:span><text:span text:style-name="T10">); </text:span><text:span text:style-name="T22">// pegamos el valor</text:span></text:p>
      <text:p text:style-name="P22">}</text:p>
      <text:p text:style-name="P19"/>
      <text:p text:style-name="P10">XSTREAM</text:p>
      <text:p text:style-name="P10"/>
      <text:p text:style-name="P10"><text:span text:style-name="T27">XStream xstream = new XStream(); xstream.addImplicitCollection(listaAlumnos.class, "lista"); xstream.alias("ListaAlumnos", listaAlumnos.class); xstream.alias("Alumno", Alumnos.class); </text:span><text:soft-page-break/><text:span text:style-name="T27">xstream.toXML(lista, new FileOutputStream(ruta)); System.out.println("se ha creado el fichero XML </text:span><text:span text:style-name="T27">correctamente");</text:span> </text:p>
      <text:p text:style-name="P10"/>
      <text:p text:style-name="P8">METODOS DE UTILIDAD</text:p>
      <text:p text:style-name="P8"/>
      <text:p text:style-name="P8">Joption SI/NO</text:p>
      <text:p text:style-name="P8"/>
      <text:p text:style-name="P10">int opcion = JOptionPane.<text:span text:style-name="T1">showConfirmDialog</text:span>(null, "Desea leer los archivos binarios?"</text:p>
      <text:p text:style-name="P10">"LECTURA", <text:span text:style-name="T7">JOptionPane.</text:span><text:span text:style-name="T3">YES_NO_OPTION</text:span>);</text:p>
      <text:p text:style-name="P8"/>
      <text:p text:style-name="P8">Joption MENSAJE</text:p>
      <text:p text:style-name="P8"/>
      <text:p text:style-name="P10">JOptionPane.<text:span text:style-name="T1">showMessageDialog</text:span>(null, "FICHEROS BINARIOS GRABADOS", "MTX", JOptionPane.<text:span text:style-name="T2">INFORMATION_MESSAGE</text:span>);</text:p>
      <text:p text:style-name="P10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Tahoma1" svg:font-family="Tahoma"/>
    <style:font-face style:name="Whitney" svg:font-family="Whitney, 'Helvetica Neue', Helvetica, Arial, sans-serif"/>
    <style:font-face style:name="Courier New1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MS PGothic" style:font-size-asian="10pt" style:font-name-complex="Courier New1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M40S</meta:editing-duration>
    <meta:editing-cycles>8</meta:editing-cycles>
    <meta:generator>OpenOffice/4.1.6$Win32 OpenOffice.org_project/416m1$Build-9790</meta:generator>
    <dc:date>2018-12-04T23:39:54.08</dc:date>
    <meta:document-statistic meta:table-count="0" meta:image-count="0" meta:object-count="0" meta:page-count="5" meta:paragraph-count="101" meta:word-count="496" meta:character-count="5519"/>
    <meta:user-defined meta:name="Info 1"/>
    <meta:user-defined meta:name="Info 2"/>
    <meta:user-defined meta:name="Info 3"/>
    <meta:user-defined meta:name="Info 4"/>
  </office:meta>
</office:document-meta>
</file>